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automatic-styles>
    <style:style style:name="P1"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1d2125" loext:opacity="100%" style:font-name="Open Sans" fo:font-size="18pt" fo:letter-spacing="normal" fo:font-style="normal" fo:font-weight="bold" style:font-size-asian="18pt" style:font-weight-asian="bold" style:font-size-complex="18pt" style:font-weight-complex="bold"/>
    </style:style>
    <style:style style:name="P2"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1d2125" loext:opacity="100%" style:font-name="Open Sans" fo:font-size="7pt" fo:letter-spacing="normal" fo:font-style="normal"/>
    </style:style>
    <style:style style:name="T2" style:family="text">
      <style:text-properties fo:font-variant="normal" fo:text-transform="none" fo:color="#1d2125" loext:opacity="100%" style:font-name="Open Sans" fo:font-size="7pt" fo:letter-spacing="normal" fo:font-style="normal" fo:font-weight="normal"/>
    </style:style>
    <style:style style:name="T3" style:family="text">
      <style:text-properties fo:font-variant="normal" fo:text-transform="none" fo:color="#1d2125" loext:opacity="100%" style:font-name="Open Sans" fo:letter-spacing="normal" fo:font-style="normal"/>
    </style:style>
    <style:style style:name="T4" style:family="text">
      <style:text-properties fo:font-variant="normal" fo:text-transform="none" fo:color="#1d2125" loext:opacity="100%" fo:letter-spacing="normal"/>
    </style:style>
    <style:style style:name="T5" style:family="text">
      <style:text-properties fo:font-size="7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yui_3_17_2_1_1677842791156_52"/>A6.4. Empresa informática</text:h>
      <text:p text:style-name="P2"/>
      <text:p text:style-name="P2"><text:span text:style-name="T2"/></text:p>
      <text:p text:style-name="P2"><text:span text:style-name="T2">La empresa informática “IPM Tech” necesita llevar un registro de todos sus empleados que se encuentran en la oficina central, para eso ha creado un diagrama de clases que debe incluir lo siguiente: </text:span><text:line-break/><text:line-break/><text:span text:style-name="T2">1) Empleado</text:span><text:line-break/><text:line-break/><text:span text:style-name="T2">Atributos:</text:span><text:line-break/><text:line-break/><text:span text:style-name="T2">- nombre: tipo cadena (Debe ser nombre y apellido) </text:span><text:line-break/><text:span text:style-name="T2">- cedula: tipo cadena </text:span><text:line-break/><text:span text:style-name="T2">- edad : entero (Rango entre 18 y 45 años) </text:span><text:line-break/><text:span text:style-name="T2">- casado: boolean </text:span><text:line-break/><text:span text:style-name="T2">- salario: tipo numérico doble</text:span><text:line-break/><text:line-break/><text:span text:style-name="T2">Métodos:</text:span><text:line-break/><text:span text:style-name="T2">- Constructor con y sin parámetros de entrada </text:span><text:line-break/><text:span text:style-name="T2">- Método que permita mostrar la clasificación según la edad de acuerdo al siguiente algoritmo: </text:span><text:line-break/><text:span text:style-name="T2">Si edad es menor o igual a 21, Principiante </text:span><text:line-break/><text:span text:style-name="T2">Si edad es &gt;=22 y &lt;=35, Intermedio </text:span><text:line-break/><text:span text:style-name="T2">Si edad es &gt;35, Senior.-</text:span><text:line-break/><text:line-break/><text:span text:style-name="T2">- Imprimir los datos del empleado por pantalla (utilizar salto de línea \n para separar los atributos.</text:span><text:line-break/><text:line-break/><text:span text:style-name="T2">- Un método que permita aumentar el salario en un porcentaje que sería pasado como parámetro al método.</text:span><text:line-break/><text:line-break/><text:span text:style-name="T2">2. Programador</text:span><text:span text:style-name="T4"> </text:span><text:span text:style-name="T2">(Especialización de Empleado). Clase que hereda de Empleado todos los atributos y métodos.</text:span><text:line-break/><text:line-break/><text:span text:style-name="T2">- Atributos: </text:span><text:line-break/><text:line-break/><text:span text:style-name="T2">- lineasDeCodigoPorHora : tipo entero </text:span><text:line-break/><text:line-break/><text:span text:style-name="T2">- lenguajeDominante: tipo cadena </text:span><text:line-break/><text:line-break/><text:span text:style-name="T2">- Metodos: </text:span><text:line-break/><text:line-break/><text:span text:style-name="T2">- Constructor con y sin parámetos de entrada.</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3T12:41:23.215000000</meta:creation-date>
    <dc:date>2023-03-03T12:42:31.812000000</dc:date>
    <meta:editing-duration>PT1M9S</meta:editing-duration>
    <meta:editing-cycles>1</meta:editing-cycles>
    <meta:document-statistic meta:table-count="0" meta:image-count="0" meta:object-count="0" meta:page-count="1" meta:paragraph-count="2" meta:word-count="186" meta:character-count="1144" meta:non-whitespace-character-count="934"/>
    <meta:generator>LibreOffice/7.4.2.3$Windows_X86_64 LibreOffice_project/382eef1f22670f7f4118c8c2dd222ec7ad009daf</meta:generator>
  </office:meta>
</office:document-meta>
</file>